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b3b3b3"/>
    </style:style>
    <style:style style:name="ce5" style:family="table-cell" style:parent-style-name="Default" style:data-style-name="N2">
      <style:table-cell-properties fo:background-color="#00ae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Дата</text:p>
          </table:table-cell>
          <table:table-cell office:value-type="string">
            <text:p>работа </text:p>
          </table:table-cell>
          <table:table-cell office:value-type="string">
            <text:p>работа (счета)</text:p>
          </table:table-cell>
          <table:table-cell office:value-type="string">
            <text:p>привлечение</text:p>
          </table:table-cell>
          <table:table-cell office:value-type="string">
            <text:p>привлечение(счета)</text:p>
          </table:table-cell>
          <table:table-cell office:value-type="string">
            <text:p>развитие</text:p>
          </table:table-cell>
          <table:table-cell office:value-type="string">
            <text:p>развитие (счета)</text:p>
          </table:table-cell>
          <table:table-cell office:value-type="string">
            <text:p>всего</text:p>
          </table:table-cell>
          <table:table-cell office:value-type="string">
            <text:p>%плана</text:p>
          </table:table-cell>
          <table:table-cell office:value-type="string">
            <text:p>итого поступлений</text:p>
          </table:table-cell>
          <table:table-cell office:value-type="string">
            <text:p>план</text:p>
          </table:table-cell>
          <table:table-cell office:value-type="string">
            <text:p>факты: %плана</text:p>
          </table:table-cell>
          <table:table-cell office:value-type="string">
            <text:p>факты: всего</text:p>
          </table:table-cell>
          <table:table-cell office:value-type="string">
            <text:p>работа</text:p>
          </table:table-cell>
          <table:table-cell office:value-type="string">
            <text:p>привлечение</text:p>
          </table:table-cell>
          <table:table-cell office:value-type="string">
            <text:p>развитие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o%20in%20objects%22" xlink:type="simple">for each="o in objects"</text:a></text:p>
          </table:table-cell>
          <table:covered-table-cell table:number-columns-repeated="15"/>
        </table:table-row>
        <table:table-row table:style-name="ro2">
          <table:table-cell office:value-type="string">
            <text:p><text:a xlink:href="python://o.date" xlink:type="simple">o.date</text:a></text:p>
          </table:table-cell>
          <table:table-cell table:style-name="ce3" office:value-type="string">
            <text:p><text:a xlink:href="python://o.plan_work" xlink:type="simple">o.plan_work</text:a></text:p>
          </table:table-cell>
          <table:table-cell table:style-name="ce3" office:value-type="string">
            <text:p><text:a xlink:href="python://o.plan_work_account" xlink:type="simple">o.plan_work_account</text:a></text:p>
          </table:table-cell>
          <table:table-cell table:style-name="ce3" office:value-type="string">
            <text:p><text:a xlink:href="python://o.plan_calling" xlink:type="simple">o.plan_calling</text:a></text:p>
          </table:table-cell>
          <table:table-cell table:style-name="ce3" office:value-type="string">
            <text:p><text:a xlink:href="python://o.plan_calling_account" xlink:type="simple">o.plan_calling_account</text:a></text:p>
          </table:table-cell>
          <table:table-cell table:style-name="ce3" office:value-type="string">
            <text:p><text:a xlink:href="python://o.plan_dev" xlink:type="simple">o.plan_dev</text:a></text:p>
          </table:table-cell>
          <table:table-cell table:style-name="ce3" office:value-type="string">
            <text:p><text:a xlink:href="python://o.plan_dev_account" xlink:type="simple">o.plan_dev_account</text:a></text:p>
          </table:table-cell>
          <table:table-cell table:style-name="ce3" office:value-type="string">
            <text:p><text:a xlink:href="python://o.plan_total" xlink:type="simple">o.plan_total</text:a></text:p>
          </table:table-cell>
          <table:table-cell table:style-name="ce3" office:value-type="string">
            <text:p><text:a xlink:href="python://o.plan_per" xlink:type="simple">o.plan_per</text:a></text:p>
          </table:table-cell>
          <table:table-cell table:style-name="ce3" office:value-type="string">
            <text:p><text:a xlink:href="python://incoming(o.week_number,%20o.date)" xlink:type="simple">python://incoming(o.week_number, o.date)</text:a></text:p>
          </table:table-cell>
          <table:table-cell table:style-name="ce3" office:value-type="float" office:value="365000">
            <text:p>365000,00</text:p>
          </table:table-cell>
          <table:table-cell table:style-name="ce3" office:value-type="string">
            <text:p><text:a xlink:href="python://o.fact_work" xlink:type="simple">o.fact_work</text:a></text:p>
          </table:table-cell>
          <table:table-cell table:style-name="ce3" office:value-type="string">
            <text:p><text:a xlink:href="python://o.fact_calling" xlink:type="simple">o.fact_calling</text:a></text:p>
          </table:table-cell>
          <table:table-cell table:style-name="ce3" office:value-type="string">
            <text:p><text:a xlink:href="python://o.fact_dev" xlink:type="simple">o.fact_dev</text:a></text:p>
          </table:table-cell>
          <table:table-cell table:style-name="ce3" office:value-type="string">
            <text:p><text:a xlink:href="python://o.fact_per" xlink:type="simple">o.fact_per</text:a></text:p>
          </table:table-cell>
          <table:table-cell table:style-name="ce3" office:value-type="string">
            <text:p><text:a xlink:href="python://o.fact_total" xlink:type="simple">o.fact_total</text:a>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if%20test='new_row(o.week_number,%20o.date)'" xlink:type="simple">new_row</text:a></text:p>
          </table:table-cell>
          <table:covered-table-cell table:number-columns-repeated="15"/>
        </table:table-row>
        <table:table-row table:style-name="ro2">
          <table:table-cell table:style-name="ce2" office:value-type="string">
            <text:p>Итого неделя</text:p>
          </table:table-cell>
          <table:table-cell table:style-name="ce4" office:value-type="string">
            <text:p><text:a xlink:href="python://sum_row(o.week_number,%20'plan_work')" xlink:type="simple">sum_row</text:a></text:p>
          </table:table-cell>
          <table:table-cell table:style-name="ce4" office:value-type="string">
            <text:p><text:a xlink:href="python://sum_row(o.week_number,%20'plan_work_account')" xlink:type="simple">sum_row</text:a></text:p>
          </table:table-cell>
          <table:table-cell table:style-name="ce4" office:value-type="string">
            <text:p><text:a xlink:href="python://sum_row(o.week_number,%20'plan_calling')" xlink:type="simple">sum_row</text:a></text:p>
          </table:table-cell>
          <table:table-cell table:style-name="ce4" office:value-type="string">
            <text:p><text:a xlink:href="python://sum_row(o.week_number,%20'plan_calling_account')" xlink:type="simple">sum_row</text:a></text:p>
          </table:table-cell>
          <table:table-cell table:style-name="ce4" office:value-type="string">
            <text:p><text:a xlink:href="python://sum_row(o.week_number,%20'plan_dev')" xlink:type="simple">sum_row</text:a></text:p>
          </table:table-cell>
          <table:table-cell table:style-name="ce4" office:value-type="string">
            <text:p><text:a xlink:href="python://sum_row(o.week_number,%20'plan_dev_account')" xlink:type="simple">sum_row</text:a></text:p>
          </table:table-cell>
          <table:table-cell table:style-name="ce4" office:value-type="string">
            <text:p><text:a xlink:href="python://sum_row(o.week_number,%20'plan_total')" xlink:type="simple">sum_row</text:a></text:p>
          </table:table-cell>
          <table:table-cell table:style-name="ce4" office:value-type="string">
            <text:p><text:a xlink:href="python://sum_row(o.week_number,%20'plan_per')" xlink:type="simple">sum_row</text:a></text:p>
          </table:table-cell>
          <table:table-cell table:style-name="ce4" table:number-columns-repeated="2"/>
          <table:table-cell table:style-name="ce4" office:value-type="string">
            <text:p><text:a xlink:href="python://sum_row(o.week_number,%20'fact_work')" xlink:type="simple">sum_row</text:a></text:p>
          </table:table-cell>
          <table:table-cell table:style-name="ce4" office:value-type="string">
            <text:p><text:a xlink:href="python://sum_row(o.week_number,%20'fact_calling')" xlink:type="simple">sum_row</text:a></text:p>
          </table:table-cell>
          <table:table-cell table:style-name="ce4" office:value-type="string">
            <text:p><text:a xlink:href="python://sum_row(o.week_number,%20'fact_dev')" xlink:type="simple">sum_row</text:a></text:p>
          </table:table-cell>
          <table:table-cell table:style-name="ce4" office:value-type="string">
            <text:p><text:a xlink:href="python://sum_row(o.week_number,%20'fact_per')" xlink:type="simple">sum_row</text:a></text:p>
          </table:table-cell>
          <table:table-cell table:style-name="ce4" office:value-type="string">
            <text:p><text:a xlink:href="python://sum_row(o.week_number,%20'fact_total')" xlink:type="simple">sum_row</text:a>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/if" xlink:type="simple">/if</text:a></text:p>
          </table:table-cell>
          <table:covered-table-cell table:number-columns-repeated="15"/>
        </table:table-row>
        <table:table-row table:style-name="ro2">
          <table:table-cell table:style-name="ce1" office:value-type="string" table:number-columns-spanned="16" table:number-rows-spanned="1">
            <text:p><text:a xlink:href="python:///for" xlink:type="simple">/for</text:a></text:p>
          </table:table-cell>
          <table:covered-table-cell table:number-columns-repeated="15"/>
        </table:table-row>
        <table:table-row table:style-name="ro2">
          <table:table-cell table:style-name="ce1" office:value-type="string">
            <text:p>Итого всего</text:p>
          </table:table-cell>
          <table:table-cell table:style-name="ce5" office:value-type="string">
            <text:p><text:a xlink:href="python://sum_all(%20'plan_work')" xlink:type="simple">sum_all</text:a></text:p>
          </table:table-cell>
          <table:table-cell table:style-name="ce5" office:value-type="string">
            <text:p><text:a xlink:href="python://sum_all(%20'plan_work_account')" xlink:type="simple">sum_all</text:a></text:p>
          </table:table-cell>
          <table:table-cell table:style-name="ce5" office:value-type="string">
            <text:p><text:a xlink:href="python://sum_all(%20'plan_calling')" xlink:type="simple">sum_all</text:a></text:p>
          </table:table-cell>
          <table:table-cell table:style-name="ce5" office:value-type="string">
            <text:p><text:a xlink:href="python://sum_all(%20'plan_calling_account')" xlink:type="simple">sum_all</text:a></text:p>
          </table:table-cell>
          <table:table-cell table:style-name="ce5" office:value-type="string">
            <text:p><text:a xlink:href="python://sum_all(%20'plan_dev')" xlink:type="simple">sum_all</text:a></text:p>
          </table:table-cell>
          <table:table-cell table:style-name="ce5" office:value-type="string">
            <text:p><text:a xlink:href="python://sum_all(%20'plan_dev_account')" xlink:type="simple">sum_all</text:a></text:p>
          </table:table-cell>
          <table:table-cell table:style-name="ce5" office:value-type="string">
            <text:p><text:a xlink:href="python://sum_all(%20'plan_total')" xlink:type="simple">sum_all</text:a></text:p>
          </table:table-cell>
          <table:table-cell table:style-name="ce5" office:value-type="string">
            <text:p><text:a xlink:href="python://sum_all(%20'plan_per')" xlink:type="simple">sum_all</text:a></text:p>
          </table:table-cell>
          <table:table-cell table:style-name="ce5" table:number-columns-repeated="2"/>
          <table:table-cell table:style-name="ce5" office:value-type="string">
            <text:p><text:a xlink:href="python://sum_all(%20'fact_work')" xlink:type="simple">sum_all</text:a></text:p>
          </table:table-cell>
          <table:table-cell table:style-name="ce5" office:value-type="string">
            <text:p><text:a xlink:href="python://sum_all(%20'fact_calling')" xlink:type="simple">sum_all</text:a></text:p>
          </table:table-cell>
          <table:table-cell table:style-name="ce5" office:value-type="string">
            <text:p><text:a xlink:href="python://sum_all(%20'fact_dev')" xlink:type="simple">sum_all</text:a></text:p>
          </table:table-cell>
          <table:table-cell table:style-name="ce5" office:value-type="string">
            <text:p><text:a xlink:href="python://sum_all(%20'fact_per')" xlink:type="simple">sum_all</text:a></text:p>
          </table:table-cell>
          <table:table-cell table:style-name="ce5" office:value-type="string">
            <text:p><text:a xlink:href="python://sum_all(%20'fact_total')" xlink:type="simple">sum_all</text:a></text:p>
          </table:table-cell>
        </table:table-row>
        <table:table-row table:style-name="ro1" table:number-rows-repeated="104856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 style:data-style-name="N2" text:time-value="0000-00-00T09:30: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09:37:35</dc:date>
    <meta:generator>LibreOffice/4.0.3.3$Linux_X86_64 LibreOffice_project/400m0$Build-3</meta:generator>
    <meta:editing-duration>PT2H24M35S</meta:editing-duration>
    <meta:editing-cycles>30</meta:editing-cycles>
    <meta:document-statistic meta:table-count="1" meta:cell-count="64" meta:object-count="0"/>
  </office:meta>
</office:document-meta>
</file>